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47b8b8" draw:textarea-horizontal-align="center" draw:textarea-vertical-align="middle"/>
    </style:style>
    <style:style style:name="gr2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3" style:family="graphic" style:parent-style-name="standard">
      <style:graphic-properties svg:stroke-width="0.406cm" draw:marker-start-width="0.882cm" draw:marker-end="Arrow" draw:marker-end-width="0.982cm" draw:textarea-horizontal-align="center" draw:textarea-vertical-align="middle" fo:padding-top="0.325cm" fo:padding-bottom="0.325cm" fo:padding-left="0.45cm" fo:padding-right="0.45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" style:family="graphic" style:parent-style-name="standard">
      <style:graphic-properties draw:stroke="none" svg:stroke-color="#e6e6ff" draw:fill="none" draw:fill-color="#ffffff" draw:textarea-horizontal-align="left" draw:auto-grow-height="true" draw:auto-grow-width="true" fo:min-height="0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Jura" style:font-pitch="variable" fo:font-size="60pt" style:font-size-asian="60pt" style:font-size-complex="60pt"/>
    </style:style>
    <style:style style:name="P3" style:family="paragraph">
      <style:paragraph-properties fo:text-align="center"/>
      <style:text-properties fo:color="#e6e6ff" fo:font-family="Jura" style:font-pitch="variable" fo:font-size="60pt" style:font-size-asian="60pt" style:font-size-complex="60pt"/>
    </style:style>
    <style:style style:name="P4" style:family="paragraph">
      <style:paragraph-properties fo:text-align="center"/>
      <style:text-properties fo:font-family="Jura" style:font-pitch="variable" fo:font-size="48pt" style:font-size-asian="48pt" style:font-size-complex="48pt"/>
    </style:style>
    <style:style style:name="P5" style:family="paragraph">
      <style:paragraph-properties fo:text-align="center"/>
      <style:text-properties fo:color="#e6e6ff" fo:font-family="Jura" style:font-pitch="variable" fo:font-size="48pt" style:font-size-asian="48pt" style:font-size-complex="48pt"/>
    </style:style>
    <style:style style:name="T1" style:family="text">
      <style:text-properties fo:font-family="Jura" style:font-pitch="variable"/>
    </style:style>
    <style:style style:name="T2" style:family="text">
      <style:text-properties fo:color="#e6e6ff" fo:font-family="Jura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21.59cm" svg:x="1cm" svg:y="1.635cm">
          <text:p/>
        </draw:rect>
        <draw:custom-shape draw:style-name="gr2" draw:text-style-name="P1" xml:id="id2" draw:id="id2" draw:layer="layout" svg:width="1.905cm" svg:height="2.541cm" svg:x="4.81cm" svg:y="4.808cm">
          <text:p/>
          <draw:enhanced-geometry svg:viewBox="0 0 21600 21600" draw:glue-points="10800 0 0 10800 10800 21600 21600 10800" draw:text-areas="0 0 21600 ?f11" draw:mirror-vertical="true" draw:type="paper" draw:modifiers="14607.764952780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xml:id="id1" draw:id="id1" draw:layer="layout" svg:width="1.905cm" svg:height="2.541cm" svg:x="4.175cm" svg:y="5.443cm">
          <text:p/>
          <draw:enhanced-geometry svg:viewBox="0 0 21600 21600" draw:glue-points="10800 0 0 10800 10800 21600 21600 10800" draw:text-areas="0 0 21600 ?f11" draw:mirror-vertical="true" draw:type="paper" draw:modifiers="14607.764952780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curve" svg:x1="4.175cm" svg:y1="6.715cm" svg:x2="6.715cm" svg:y2="6.081cm" draw:start-shape="id1" draw:end-shape="id2" draw:end-glue-point="7" svg:d="m4175 6715c-828 0-552 4311 2196 4311s3951-4945 344-4945">
          <text:p/>
        </draw:connector>
        <draw:frame draw:style-name="gr4" draw:text-style-name="P2" draw:layer="layout" svg:width="9.955cm" svg:height="4.561cm" svg:x="9.255cm" svg:y="5.445cm">
          <draw:text-box>
            <text:p text:style-name="P2"><text:span text:style-name="T1">Keep Last</text:span></text:p>
            <text:p text:style-name="P2"><text:span text:style-name="T1">Two Tabs</text:span></text:p>
          </draw:text-box>
        </draw:frame>
        <draw:frame draw:style-name="gr5" draw:text-style-name="P3" draw:layer="layout" svg:width="9.955cm" svg:height="4.561cm" svg:x="9.186cm" svg:y="5.41cm">
          <draw:text-box>
            <text:p text:style-name="P3"><text:span text:style-name="T2">Keep Last</text:span></text:p>
            <text:p text:style-name="P3"><text:span text:style-name="T2">Two Tabs</text:span></text:p>
          </draw:text-box>
        </draw:frame>
        <draw:custom-shape draw:style-name="gr2" draw:text-style-name="P1" xml:id="id4" draw:id="id4" draw:layer="layout" svg:width="1.905cm" svg:height="2.541cm" svg:x="5.015cm" svg:y="15.604cm">
          <text:p/>
          <draw:enhanced-geometry svg:viewBox="0 0 21600 21600" draw:glue-points="10800 0 0 10800 10800 21600 21600 10800" draw:text-areas="0 0 21600 ?f11" draw:mirror-vertical="true" draw:type="paper" draw:modifiers="14607.764952780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xml:id="id3" draw:id="id3" draw:layer="layout" svg:width="1.905cm" svg:height="2.541cm" svg:x="4.38cm" svg:y="16.239cm">
          <text:p/>
          <draw:enhanced-geometry svg:viewBox="0 0 21600 21600" draw:glue-points="10800 0 0 10800 10800 21600 21600 10800" draw:text-areas="0 0 21600 ?f11" draw:mirror-vertical="true" draw:type="paper" draw:modifiers="14607.764952780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curve" svg:x1="4.38cm" svg:y1="17.511cm" svg:x2="6.92cm" svg:y2="16.877cm" draw:start-shape="id3" draw:end-shape="id4" draw:end-glue-point="7" svg:d="m4380 17511c-829 0-553 4311 2196 4311s3951-4945 344-4945">
          <text:p/>
        </draw:connector>
        <draw:frame draw:style-name="gr4" draw:text-style-name="P4" draw:layer="layout" svg:width="4.325cm" svg:height="7.143cm" svg:x="9.689cm" svg:y="15.005cm">
          <draw:text-box>
            <text:p text:style-name="P4"><text:span text:style-name="T1">Keep</text:span></text:p>
            <text:p text:style-name="P4"><text:span text:style-name="T1">Last</text:span></text:p>
            <text:p text:style-name="P4"><text:span text:style-name="T1">Two</text:span></text:p>
            <text:p text:style-name="P4"><text:span text:style-name="T1">Tabs</text:span></text:p>
          </draw:text-box>
        </draw:frame>
        <draw:frame draw:style-name="gr5" draw:text-style-name="P5" draw:layer="layout" svg:width="4.325cm" svg:height="7.143cm" svg:x="9.62cm" svg:y="14.97cm">
          <draw:text-box>
            <text:p text:style-name="P5"><text:span text:style-name="T2">Keep</text:span></text:p>
            <text:p text:style-name="P5"><text:span text:style-name="T2">Last</text:span></text:p>
            <text:p text:style-name="P5"><text:span text:style-name="T2">Two</text:span></text:p>
            <text:p text:style-name="P5"><text:span text:style-name="T2">Tab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1-18T06:32:54</meta:creation-date>
    <dc:date>2012-01-18T06:46:59</dc:date>
    <meta:editing-duration>PT14M7S</meta:editing-duration>
    <meta:editing-cycles>2</meta:editing-cycles>
    <meta:generator>LibreOffice/3.3$Unix LibreOffice_project/330m19$Build-401</meta:generator>
    <meta:document-statistic meta:object-count="11"/>
  </office:meta>
</office:document-meta>
</file>